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loext:padding="0cm" loext:border="none"/>
    </style:style>
    <style:style style:name="P2" style:family="paragraph" style:parent-style-name="Text_20_body">
      <style:paragraph-properties fo:padding="0cm" fo:border="none"/>
    </style:style>
    <style:style style:name="P3" style:family="paragraph" style:parent-style-name="Text_20_body">
      <style:paragraph-properties fo:padding="0cm" fo:border="none"/>
      <style:text-properties loext:padding="0cm" loext:border="none"/>
    </style:style>
    <style:style style:name="P4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5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ustom-sort-string/" text:style-name="Internet_20_link" text:visited-style-name="Visited_20_Internet_20_Link"><text:span text:style-name="T1">791. Custom Sort String</text:span></text:a></text:p>
      <text:p text:style-name="P1">Medium</text:p>
      <text:p text:style-name="P1"/>
      <text:p text:style-name="P2"><text:span text:style-name="T1">You are given two strings </text:span><text:span text:style-name="Source_20_Text"><text:span text:style-name="T2">order</text:span></text:span><text:span text:style-name="T1"> and </text:span><text:span text:style-name="Source_20_Text"><text:span text:style-name="T2">s</text:span></text:span><text:span text:style-name="T1">. All the characters of </text:span><text:span text:style-name="Source_20_Text"><text:span text:style-name="T2">order</text:span></text:span><text:span text:style-name="T1"> are </text:span><text:span text:style-name="Strong_20_Emphasis"><text:span text:style-name="T1">unique</text:span></text:span><text:span text:style-name="T1"> and were sorted in some custom order previously.</text:span></text:p>
      <text:p text:style-name="P2"><text:span text:style-name="T1">Permute the characters of </text:span><text:span text:style-name="Source_20_Text"><text:span text:style-name="T2">s</text:span></text:span><text:span text:style-name="T1"> so that they match the order that </text:span><text:span text:style-name="Source_20_Text"><text:span text:style-name="T2">order</text:span></text:span><text:span text:style-name="T1"> was sorted. More specifically, if a character </text:span><text:span text:style-name="Source_20_Text"><text:span text:style-name="T2">x</text:span></text:span><text:span text:style-name="T1"> occurs before a character </text:span><text:span text:style-name="Source_20_Text"><text:span text:style-name="T2">y</text:span></text:span><text:span text:style-name="T1"> in </text:span><text:span text:style-name="Source_20_Text"><text:span text:style-name="T2">order</text:span></text:span><text:span text:style-name="T1">, then </text:span><text:span text:style-name="Source_20_Text"><text:span text:style-name="T2">x</text:span></text:span><text:span text:style-name="T1"> should occur before </text:span><text:span text:style-name="Source_20_Text"><text:span text:style-name="T2">y</text:span></text:span><text:span text:style-name="T1"> in the permuted string.</text:span></text:p>
      <text:p text:style-name="P2"><text:span text:style-name="T1">Return </text:span><text:span text:style-name="Emphasis"><text:span text:style-name="T1">any permutation of </text:span></text:span><text:span text:style-name="Source_20_Text"><text:span text:style-name="T2">s</text:span></text:span><text:span text:style-name="Emphasis"><text:span text:style-name="T1"> that satisfies this property</text:span></text:span><text:span text:style-name="T1">.</text:span></text:p>
      <text:p text:style-name="P3"> </text:p>
      <text:p text:style-name="P2"><text:span text:style-name="Strong_20_Emphasis"><text:span text:style-name="T1">Example 1:</text:span></text:span></text:p>
      <text:p text:style-name="P2"><text:span text:style-name="Strong_20_Emphasis"><text:span text:style-name="T1">Input: </text:span></text:span><text:span text:style-name="T1"> order = "cba", s = "abcd" </text:span></text:p>
      <text:p text:style-name="P2"><text:span text:style-name="Strong_20_Emphasis"><text:span text:style-name="T1">Output: </text:span></text:span><text:span text:style-name="T1"> "cbad" </text:span></text:p>
      <text:p text:style-name="P2"><text:span text:style-name="Strong_20_Emphasis"><text:span text:style-name="T1">Explanation: </text:span></text:span><text:span text:style-name="Source_20_Text"><text:span text:style-name="T2">"a"</text:span></text:span><text:span text:style-name="T1">, </text:span><text:span text:style-name="Source_20_Text"><text:span text:style-name="T2">"b"</text:span></text:span><text:span text:style-name="T1">, </text:span><text:span text:style-name="Source_20_Text"><text:span text:style-name="T2">"c"</text:span></text:span><text:span text:style-name="T1"> appear in order, so the order of </text:span><text:span text:style-name="Source_20_Text"><text:span text:style-name="T2">"a"</text:span></text:span><text:span text:style-name="T1">, </text:span><text:span text:style-name="Source_20_Text"><text:span text:style-name="T2">"b"</text:span></text:span><text:span text:style-name="T1">, </text:span><text:span text:style-name="Source_20_Text"><text:span text:style-name="T2">"c"</text:span></text:span><text:span text:style-name="T1"> should be </text:span><text:span text:style-name="Source_20_Text"><text:span text:style-name="T2">"c"</text:span></text:span><text:span text:style-name="T1">, </text:span><text:span text:style-name="Source_20_Text"><text:span text:style-name="T2">"b"</text:span></text:span><text:span text:style-name="T1">, and </text:span><text:span text:style-name="Source_20_Text"><text:span text:style-name="T2">"a"</text:span></text:span><text:span text:style-name="T1">.</text:span></text:p>
      <text:p text:style-name="P2"><text:span text:style-name="T1">Since </text:span><text:span text:style-name="Source_20_Text"><text:span text:style-name="T2">"d"</text:span></text:span><text:span text:style-name="T1"> does not appear in </text:span><text:span text:style-name="Source_20_Text"><text:span text:style-name="T2">order</text:span></text:span><text:span text:style-name="T1">, it can be at any position in the returned string. </text:span><text:span text:style-name="Source_20_Text"><text:span text:style-name="T2">"dcba"</text:span></text:span><text:span text:style-name="T1">, </text:span><text:span text:style-name="Source_20_Text"><text:span text:style-name="T2">"cdba"</text:span></text:span><text:span text:style-name="T1">, </text:span><text:span text:style-name="Source_20_Text"><text:span text:style-name="T2">"cbda"</text:span></text:span><text:span text:style-name="T1"> are also valid outputs.</text:span></text:p>
      <text:p text:style-name="P2"><text:span text:style-name="Strong_20_Emphasis"><text:span text:style-name="T1">Example 2:</text:span></text:span></text:p>
      <text:p text:style-name="P2"><text:span text:style-name="Strong_20_Emphasis"><text:span text:style-name="T1">Input: </text:span></text:span><text:span text:style-name="T1"> order = "bcafg", s = "abcd" </text:span></text:p>
      <text:p text:style-name="P2"><text:span text:style-name="Strong_20_Emphasis"><text:span text:style-name="T1">Output: </text:span></text:span><text:span text:style-name="T1"> "bcad" </text:span></text:p>
      <text:p text:style-name="P2"><text:span text:style-name="Strong_20_Emphasis"><text:span text:style-name="T1">Explanation: </text:span></text:span><text:span text:style-name="T1">The characters </text:span><text:span text:style-name="Source_20_Text"><text:span text:style-name="T2">"b"</text:span></text:span><text:span text:style-name="T1">, </text:span><text:span text:style-name="Source_20_Text"><text:span text:style-name="T2">"c"</text:span></text:span><text:span text:style-name="T1">, and </text:span><text:span text:style-name="Source_20_Text"><text:span text:style-name="T2">"a"</text:span></text:span><text:span text:style-name="T1"> from </text:span><text:span text:style-name="Source_20_Text"><text:span text:style-name="T2">order</text:span></text:span><text:span text:style-name="T1"> dictate the order for the characters in </text:span><text:span text:style-name="Source_20_Text"><text:span text:style-name="T2">s</text:span></text:span><text:span text:style-name="T1">. The character </text:span><text:span text:style-name="Source_20_Text"><text:span text:style-name="T2">"d"</text:span></text:span><text:span text:style-name="T1"> in </text:span><text:span text:style-name="Source_20_Text"><text:span text:style-name="T2">s</text:span></text:span><text:span text:style-name="T1"> does not appear in </text:span><text:span text:style-name="Source_20_Text"><text:span text:style-name="T2">order</text:span></text:span><text:span text:style-name="T1">, so its position is flexible.</text:span></text:p>
      <text:p text:style-name="P2"><text:span text:style-name="T1">Following the order of appearance in </text:span><text:span text:style-name="Source_20_Text"><text:span text:style-name="T2">order</text:span></text:span><text:span text:style-name="T1">, </text:span><text:span text:style-name="Source_20_Text"><text:span text:style-name="T2">"b"</text:span></text:span><text:span text:style-name="T1">, </text:span><text:span text:style-name="Source_20_Text"><text:span text:style-name="T2">"c"</text:span></text:span><text:span text:style-name="T1">, and </text:span><text:span text:style-name="Source_20_Text"><text:span text:style-name="T2">"a"</text:span></text:span><text:span text:style-name="T1"> from </text:span><text:span text:style-name="Source_20_Text"><text:span text:style-name="T2">s</text:span></text:span><text:span text:style-name="T1"> should be arranged as </text:span><text:span text:style-name="Source_20_Text"><text:span text:style-name="T2">"b"</text:span></text:span><text:span text:style-name="T1">, </text:span><text:span text:style-name="Source_20_Text"><text:span text:style-name="T2">"c"</text:span></text:span><text:span text:style-name="T1">, </text:span><text:span text:style-name="Source_20_Text"><text:span text:style-name="T2">"a"</text:span></text:span><text:span text:style-name="T1">. </text:span><text:span text:style-name="Source_20_Text"><text:span text:style-name="T2">"d"</text:span></text:span><text:span text:style-name="T1"> can be placed at any position since it's not in order. The output </text:span><text:span text:style-name="Source_20_Text"><text:span text:style-name="T2">"bcad"</text:span></text:span><text:span text:style-name="T1"> correctly follows this rule. Other arrangements like </text:span><text:span text:style-name="Source_20_Text"><text:span text:style-name="T2">"bacd"</text:span></text:span><text:span text:style-name="T1"> or </text:span><text:span text:style-name="Source_20_Text"><text:span text:style-name="T2">"bcda"</text:span></text:span><text:span text:style-name="T1"> would also be valid, as long as </text:span><text:span text:style-name="Source_20_Text"><text:span text:style-name="T2">"b"</text:span></text:span><text:span text:style-name="T1">, </text:span><text:span text:style-name="Source_20_Text"><text:span text:style-name="T2">"c"</text:span></text:span><text:span text:style-name="T1">, </text:span><text:span text:style-name="Source_20_Text"><text:span text:style-name="T2">"a"</text:span></text:span><text:span text:style-name="T1"> maintain their order.</text:span></text:p>
      <text:p text:style-name="P3"> </text:p>
      <text:p text:style-name="P2"><text:span text:style-name="Strong_20_Emphasis"><text:span text:style-name="T1">Constraints:</text:span></text:span></text:p>
      <text:list xml:id="list1306773838" text:style-name="L1">
        <text:list-item>
          <text:p text:style-name="P4"><text:span text:style-name="Source_20_Text"><text:span text:style-name="T2">1 &lt;= order.length &lt;= 26</text:span></text:span></text:p>
        </text:list-item>
        <text:list-item>
          <text:p text:style-name="P4"><text:soft-page-break/><text:span text:style-name="Source_20_Text"><text:span text:style-name="T2">1 &lt;= s.length &lt;= 200</text:span></text:span></text:p>
        </text:list-item>
        <text:list-item>
          <text:p text:style-name="P4"><text:span text:style-name="Source_20_Text"><text:span text:style-name="T2">order</text:span></text:span><text:span text:style-name="T1"> and </text:span><text:span text:style-name="Source_20_Text"><text:span text:style-name="T2">s</text:span></text:span><text:span text:style-name="T1"> consist of lowercase English letters.</text:span></text:p>
        </text:list-item>
        <text:list-item>
          <text:p text:style-name="P5"><text:span text:style-name="T1">All the characters of </text:span><text:span text:style-name="Source_20_Text"><text:span text:style-name="T2">order</text:span></text:span><text:span text:style-name="T1"> are </text:span><text:span text:style-name="Strong_20_Emphasis"><text:span text:style-name="T1">unique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7T21:23:31.152000000</dc:date>
    <meta:editing-duration>PT10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22" meta:word-count="261" meta:character-count="1420" meta:non-whitespace-character-count="1173"/>
  </office:meta>
</office:document-meta>
</file>